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12pt" style:font-size-asian="12pt" style:font-size-complex="12pt"/>
    </style:style>
    <style:style style:name="P2" style:family="paragraph" style:parent-style-name="Horizontal_20_Line">
      <style:text-properties fo:font-size="12pt" style:font-size-asian="12pt" style:font-size-complex="12pt"/>
    </style:style>
    <style:style style:name="P3" style:family="paragraph" style:parent-style-name="Heading_20_3">
      <style:text-properties fo:font-size="12pt" style:font-size-asian="12pt" style:font-size-complex="12pt"/>
    </style:style>
    <style:style style:name="P4" style:family="paragraph" style:parent-style-name="Text_20_body" style:list-style-name="L1">
      <style:text-properties fo:font-size="12pt" style:font-size-asian="12pt" style:font-size-complex="12pt"/>
    </style:style>
    <style:style style:name="P5" style:family="paragraph" style:parent-style-name="Text_20_body" style:list-style-name="L2">
      <style:text-properties fo:font-size="12pt" style:font-size-asian="12pt" style:font-size-complex="12pt"/>
    </style:style>
    <style:style style:name="P6" style:family="paragraph" style:parent-style-name="Text_20_body" style:list-style-name="L3">
      <style:text-properties fo:font-size="12pt" style:font-size-asian="12pt" style:font-size-complex="12pt"/>
    </style:style>
    <style:style style:name="P7" style:family="paragraph" style:parent-style-name="Text_20_body" style:list-style-name="L4">
      <style:text-properties fo:font-size="12pt" style:font-size-asian="12pt" style:font-size-complex="12pt"/>
    </style:style>
    <style:style style:name="P8" style:family="paragraph" style:parent-style-name="Text_20_body" style:list-style-name="L5">
      <style:text-properties fo:font-size="12pt" style:font-size-asian="12pt" style:font-size-complex="12pt"/>
    </style:style>
    <style:style style:name="P9" style:family="paragraph" style:parent-style-name="Text_20_body" style:list-style-name="L6">
      <style:text-properties fo:font-size="12pt" style:font-size-asian="12pt" style:font-size-complex="12pt"/>
    </style:style>
    <style:style style:name="P10" style:family="paragraph" style:parent-style-name="Text_20_body" style:list-style-name="L7">
      <style:text-properties fo:font-size="12pt" style:font-size-asian="12pt" style:font-size-complex="12pt"/>
    </style:style>
    <style:style style:name="P11" style:family="paragraph" style:parent-style-name="Text_20_body" style:list-style-name="L8">
      <style:text-properties fo:font-size="12pt" style:font-size-asian="12pt" style:font-size-complex="12pt"/>
    </style:style>
    <style:style style:name="P12" style:family="paragraph" style:parent-style-name="Text_20_body" style:list-style-name="L9">
      <style:text-properties fo:font-size="12pt" style:font-size-asian="12pt" style:font-size-complex="12pt"/>
    </style:style>
    <style:style style:name="P13" style:family="paragraph" style:parent-style-name="Text_20_body" style:list-style-name="L10">
      <style:text-properties fo:font-size="12pt" style:font-size-asian="12pt" style:font-size-complex="12pt"/>
    </style:style>
    <style:style style:name="P14" style:family="paragraph" style:parent-style-name="Text_20_body" style:list-style-name="L11">
      <style:text-properties fo:font-size="12pt" style:font-size-asian="12pt" style:font-size-complex="12pt"/>
    </style:style>
    <style:style style:name="P15" style:family="paragraph" style:parent-style-name="Text_20_body" style:list-style-name="L12">
      <style:text-properties fo:font-size="12pt" style:font-size-asian="12pt" style:font-size-complex="12pt"/>
    </style:style>
    <style:style style:name="P16" style:family="paragraph" style:parent-style-name="Text_20_body" style:list-style-name="L13">
      <style:text-properties fo:font-size="12pt" style:font-size-asian="12pt" style:font-size-complex="12pt"/>
    </style:style>
    <style:style style:name="P17" style:family="paragraph" style:parent-style-name="Text_20_body" style:list-style-name="L14">
      <style:text-properties fo:font-size="12pt" style:font-size-asian="12pt" style:font-size-complex="12pt"/>
    </style:style>
    <style:style style:name="P18" style:family="paragraph" style:parent-style-name="Text_20_body" style:list-style-name="L15">
      <style:text-properties fo:font-size="12pt" style:font-size-asian="12pt" style:font-size-complex="12pt"/>
    </style:style>
    <style:style style:name="P19" style:family="paragraph" style:parent-style-name="Text_20_body" style:list-style-name="L16">
      <style:text-properties fo:font-size="12pt" style:font-size-asian="12pt" style:font-size-complex="12pt"/>
    </style:style>
    <style:style style:name="P20" style:family="paragraph" style:parent-style-name="Text_20_body" style:list-style-name="L17">
      <style:text-properties fo:font-size="12pt" style:font-size-asian="12pt" style:font-size-complex="12pt"/>
    </style:style>
    <style:style style:name="P21" style:family="paragraph" style:parent-style-name="Text_20_body" style:list-style-name="L18">
      <style:text-properties fo:font-size="12pt" style:font-size-asian="12pt" style:font-size-complex="12pt"/>
    </style:style>
    <style:style style:name="P22" style:family="paragraph" style:parent-style-name="Text_20_body" style:list-style-name="L19">
      <style:text-properties fo:font-size="12pt" style:font-size-asian="12pt" style:font-size-complex="12pt"/>
    </style:style>
    <style:style style:name="P23" style:family="paragraph" style:parent-style-name="Text_20_body" style:list-style-name="L20">
      <style:text-properties fo:font-size="12pt" style:font-size-asian="12pt" style:font-size-complex="12pt"/>
    </style:style>
    <style:style style:name="P24" style:family="paragraph" style:parent-style-name="Text_20_body" style:list-style-name="L21">
      <style:text-properties fo:font-size="12pt" style:font-size-asian="12pt" style:font-size-complex="12pt"/>
    </style:style>
    <style:style style:name="P25" style:family="paragraph" style:parent-style-name="Text_20_body" style:list-style-name="L22">
      <style:text-properties fo:font-size="12pt" style:font-size-asian="12pt" style:font-size-complex="12pt"/>
    </style:style>
    <style:style style:name="P26" style:family="paragraph" style:parent-style-name="Text_20_body" style:list-style-name="L23">
      <style:text-properties fo:font-size="12pt" style:font-size-asian="12pt" style:font-size-complex="12pt"/>
    </style:style>
    <style:style style:name="P27" style:family="paragraph" style:parent-style-name="Text_20_body" style:list-style-name="L24">
      <style:text-properties fo:font-size="12pt" style:font-size-asian="12pt" style:font-size-complex="12pt"/>
    </style:style>
    <style:style style:name="P28" style:family="paragraph" style:parent-style-name="Text_20_body" style:list-style-name="L25">
      <style:text-properties fo:font-size="12pt" style:font-size-asian="12pt" style:font-size-complex="12pt"/>
    </style:style>
    <style:style style:name="P29" style:family="paragraph" style:parent-style-name="Text_20_body" style:list-style-name="L26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1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8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3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3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4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5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5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6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7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7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8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8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9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9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number text:level="1" text:style-name="Numbering_20_Symbols" loext:num-list-format="%1%." style:num-suffix="." style:num-format="1" text:start-value="9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number text:level="1" text:style-name="Numbering_20_Symbols" loext:num-list-format="%1%." style:num-suffix="." style:num-format="1" text:start-value="10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number text:level="1" text:style-name="Numbering_20_Symbols" loext:num-list-format="%1%." style:num-suffix="." style:num-format="1" text:start-value="11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number text:level="1" text:style-name="Numbering_20_Symbols" loext:num-list-format="%1%." style:num-suffix="." style:num-format="1" text:start-value="11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">
      <text:list-level-style-number text:level="1" text:style-name="Numbering_20_Symbols" loext:num-list-format="%1%." style:num-suffix="." style:num-format="1" text:start-value="12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number text:level="1" text:style-name="Numbering_20_Symbols" loext:num-list-format="%1%." style:num-suffix="." style:num-format="1" text:start-value="12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3">
      <text:list-level-style-number text:level="1" text:style-name="Numbering_20_Symbols" loext:num-list-format="%1%." style:num-suffix="." style:num-format="1" text:start-value="13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number text:level="1" text:style-name="Numbering_20_Symbols" loext:num-list-format="%1%." style:num-suffix="." style:num-format="1" text:start-value="13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5">
      <text:list-level-style-number text:level="1" text:style-name="Numbering_20_Symbols" loext:num-list-format="%1%." style:num-suffix="." style:num-format="1" text:start-value="138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🧱 FULL-STACK (Postgres + Node + Express + Next.js)</text:h>
      <text:h text:style-name="Heading_20_2" text:outline-level="2"><text:span text:style-name="Strong_20_Emphasis"><text:span text:style-name="T1">ALL Interview Questions for INTERN</text:span></text:span></text:h>
      <text:p text:style-name="P2"/>
      <text:h text:style-name="P1" text:outline-level="1">🟦 PART 1 — PostgreSQL (DATABASE)</text:h>
      <text:h text:style-name="P3" text:outline-level="3">🔹 Basics</text:h>
      <text:list text:style-name="L1">
        <text:list-item>
          <text:p text:style-name="P4">What is PostgreSQL?</text:p>
        </text:list-item>
        <text:list-item>
          <text:p text:style-name="P4">Why Postgres over MySQL?</text:p>
        </text:list-item>
        <text:list-item>
          <text:p text:style-name="P4">What is a relational database?</text:p>
        </text:list-item>
        <text:list-item>
          <text:p text:style-name="P4">Tables, rows, columns?</text:p>
        </text:list-item>
        <text:list-item>
          <text:p text:style-name="P4">Primary key?</text:p>
        </text:list-item>
        <text:list-item>
          <text:p text:style-name="P4">Foreign key?</text:p>
        </text:list-item>
        <text:list-item>
          <text:p text:style-name="P4">Constraints (NOT NULL, UNIQUE, CHECK)?</text:p>
        </text:list-item>
        <text:list-item>
          <text:p text:style-name="P4">Index — what &amp; why?</text:p>
        </text:list-item>
        <text:list-item>
          <text:p text:style-name="P4">Types of indexes?</text:p>
        </text:list-item>
        <text:list-item>
          <text:p text:style-name="P4">What is a schema?</text:p>
        </text:list-item>
      </text:list>
      <text:p text:style-name="P2"/>
      <text:h text:style-name="P3" text:outline-level="3">🔹 SQL Fundamentals</text:h>
      <text:list text:style-name="L2">
        <text:list-item>
          <text:p text:style-name="P5">SELECT vs SELECT *?</text:p>
        </text:list-item>
        <text:list-item>
          <text:p text:style-name="P5">WHERE vs HAVING?</text:p>
        </text:list-item>
        <text:list-item>
          <text:p text:style-name="P5">GROUP BY?</text:p>
        </text:list-item>
        <text:list-item>
          <text:p text:style-name="P5">ORDER BY?</text:p>
        </text:list-item>
        <text:list-item>
          <text:p text:style-name="P5">LIMIT &amp; OFFSET?</text:p>
        </text:list-item>
        <text:list-item>
          <text:p text:style-name="P5">COUNT vs COUNT(*)?</text:p>
        </text:list-item>
        <text:list-item>
          <text:p text:style-name="P5">INNER JOIN?</text:p>
        </text:list-item>
        <text:list-item>
          <text:p text:style-name="P5">LEFT JOIN?</text:p>
        </text:list-item>
        <text:list-item>
          <text:p text:style-name="P5">RIGHT JOIN?</text:p>
        </text:list-item>
        <text:list-item>
          <text:p text:style-name="P5">FULL JOIN?</text:p>
        </text:list-item>
      </text:list>
      <text:p text:style-name="P2"/>
      <text:h text:style-name="P3" text:outline-level="3"><text:soft-page-break/>🔹 Data Types</text:h>
      <text:list text:style-name="L3">
        <text:list-item>
          <text:p text:style-name="P6">INT vs BIGINT?</text:p>
        </text:list-item>
        <text:list-item>
          <text:p text:style-name="P6">VARCHAR vs TEXT?</text:p>
        </text:list-item>
        <text:list-item>
          <text:p text:style-name="P6">DATE vs TIMESTAMP?</text:p>
        </text:list-item>
        <text:list-item>
          <text:p text:style-name="P6">BOOLEAN?</text:p>
        </text:list-item>
        <text:list-item>
          <text:p text:style-name="P6">JSON vs JSONB?</text:p>
        </text:list-item>
        <text:list-item>
          <text:p text:style-name="P6">ARRAY type?</text:p>
        </text:list-item>
        <text:list-item>
          <text:p text:style-name="P6">UUID?</text:p>
        </text:list-item>
      </text:list>
      <text:p text:style-name="P2"/>
      <text:h text:style-name="P3" text:outline-level="3">🔹 Transactions &amp; Integrity</text:h>
      <text:list text:style-name="L4">
        <text:list-item>
          <text:p text:style-name="P7">What is a transaction?</text:p>
        </text:list-item>
        <text:list-item>
          <text:p text:style-name="P7">ACID properties?</text:p>
        </text:list-item>
        <text:list-item>
          <text:p text:style-name="P7">COMMIT vs ROLLBACK?</text:p>
        </text:list-item>
        <text:list-item>
          <text:p text:style-name="P7">Isolation levels (basic)?</text:p>
        </text:list-item>
        <text:list-item>
          <text:p text:style-name="P7">Deadlocks?</text:p>
        </text:list-item>
        <text:list-item>
          <text:p text:style-name="P7">Locks?</text:p>
        </text:list-item>
      </text:list>
      <text:p text:style-name="P2"/>
      <text:h text:style-name="P3" text:outline-level="3">🔹 Performance (Intern-Level)</text:h>
      <text:list text:style-name="L5">
        <text:list-item>
          <text:p text:style-name="P8">When do you add indexes?</text:p>
        </text:list-item>
        <text:list-item>
          <text:p text:style-name="P8">How does indexing improve performance?</text:p>
        </text:list-item>
        <text:list-item>
          <text:p text:style-name="P8">Downsides of indexes?</text:p>
        </text:list-item>
        <text:list-item>
          <text:p text:style-name="P8">Explain query optimization in simple terms?</text:p>
        </text:list-item>
        <text:list-item>
          <text:p text:style-name="P8">What is EXPLAIN?</text:p>
        </text:list-item>
      </text:list>
      <text:p text:style-name="P2"/>
      <text:h text:style-name="P3" text:outline-level="3">🔹 Practical</text:h>
      <text:list text:style-name="L6">
        <text:list-item>
          <text:p text:style-name="P9">How do you connect Node.js to Postgres?</text:p>
        </text:list-item>
        <text:list-item>
          <text:p text:style-name="P9">What is an ORM? (Prisma / Sequelize)</text:p>
        </text:list-item>
        <text:list-item>
          <text:p text:style-name="P9">ORM vs raw SQL?</text:p>
        </text:list-item>
        <text:list-item>
          <text:p text:style-name="P9">Prevent SQL injection?</text:p>
        </text:list-item>
        <text:list-item>
          <text:p text:style-name="P9"><text:soft-page-break/>Migrations?</text:p>
        </text:list-item>
        <text:list-item>
          <text:p text:style-name="P9">Seeding data?</text:p>
        </text:list-item>
      </text:list>
      <text:p text:style-name="P2"/>
      <text:h text:style-name="P1" text:outline-level="1">🟩 PART 2 — Node.js</text:h>
      <text:p text:style-name="P2"/>
      <text:h text:style-name="P3" text:outline-level="3">🔹 Core Concepts</text:h>
      <text:list text:style-name="L7">
        <text:list-item>
          <text:p text:style-name="P10">What is Node.js?</text:p>
        </text:list-item>
        <text:list-item>
          <text:p text:style-name="P10">Is Node single-threaded?</text:p>
        </text:list-item>
        <text:list-item>
          <text:p text:style-name="P10">What is V8?</text:p>
        </text:list-item>
        <text:list-item>
          <text:p text:style-name="P10">Event loop?</text:p>
        </text:list-item>
        <text:list-item>
          <text:p text:style-name="P10">Call stack?</text:p>
        </text:list-item>
        <text:list-item>
          <text:p text:style-name="P10">Microtask queue?</text:p>
        </text:list-item>
        <text:list-item>
          <text:p text:style-name="P10">setTimeout vs setImmediate?</text:p>
        </text:list-item>
        <text:list-item>
          <text:p text:style-name="P10">process.nextTick?</text:p>
        </text:list-item>
      </text:list>
      <text:p text:style-name="P2"/>
      <text:h text:style-name="P3" text:outline-level="3">🔹 Async Programming</text:h>
      <text:list text:style-name="L8">
        <text:list-item>
          <text:p text:style-name="P11">Callback?</text:p>
        </text:list-item>
        <text:list-item>
          <text:p text:style-name="P11">Promise?</text:p>
        </text:list-item>
        <text:list-item>
          <text:p text:style-name="P11">async/await?</text:p>
        </text:list-item>
        <text:list-item>
          <text:p text:style-name="P11">Error handling in async code?</text:p>
        </text:list-item>
        <text:list-item>
          <text:p text:style-name="P11">Promise.all?</text:p>
        </text:list-item>
        <text:list-item>
          <text:p text:style-name="P11">Promise.race?</text:p>
        </text:list-item>
      </text:list>
      <text:p text:style-name="P2"/>
      <text:h text:style-name="P3" text:outline-level="3">🔹 Node Internals (Intern-Friendly)</text:h>
      <text:list text:style-name="L9">
        <text:list-item>
          <text:p text:style-name="P12">Non-blocking I/O?</text:p>
        </text:list-item>
        <text:list-item>
          <text:p text:style-name="P12">Why Node is good for APIs?</text:p>
        </text:list-item>
        <text:list-item>
          <text:p text:style-name="P12">When NOT to use Node?</text:p>
        </text:list-item>
        <text:list-item>
          <text:p text:style-name="P12">Streams?</text:p>
        </text:list-item>
        <text:list-item>
          <text:p text:style-name="P12"><text:soft-page-break/>Buffers?</text:p>
        </text:list-item>
      </text:list>
      <text:p text:style-name="P2"/>
      <text:h text:style-name="P3" text:outline-level="3">🔹 Environment &amp; Security</text:h>
      <text:list text:style-name="L10">
        <text:list-item>
          <text:p text:style-name="P13">What is process.env?</text:p>
        </text:list-item>
        <text:list-item>
          <text:p text:style-name="P13">dotenv?</text:p>
        </text:list-item>
        <text:list-item>
          <text:p text:style-name="P13">How do you store secrets?</text:p>
        </text:list-item>
        <text:list-item>
          <text:p text:style-name="P13">CORS?</text:p>
        </text:list-item>
        <text:list-item>
          <text:p text:style-name="P13">CSRF?</text:p>
        </text:list-item>
        <text:list-item>
          <text:p text:style-name="P13">JWT?</text:p>
        </text:list-item>
        <text:list-item>
          <text:p text:style-name="P13">bcrypt?</text:p>
        </text:list-item>
      </text:list>
      <text:p text:style-name="P2"/>
      <text:h text:style-name="P3" text:outline-level="3">🔹 Debugging</text:h>
      <text:list text:style-name="L11">
        <text:list-item>
          <text:p text:style-name="P14">How do you debug Node apps?</text:p>
        </text:list-item>
        <text:list-item>
          <text:p text:style-name="P14">Common Node errors?</text:p>
        </text:list-item>
        <text:list-item>
          <text:p text:style-name="P14">Memory leaks?</text:p>
        </text:list-item>
        <text:list-item>
          <text:p text:style-name="P14">Unhandled promise rejection?</text:p>
        </text:list-item>
      </text:list>
      <text:p text:style-name="P2"/>
      <text:h text:style-name="P1" text:outline-level="1">🟨 PART 3 — Express.js</text:h>
      <text:p text:style-name="P2"/>
      <text:h text:style-name="P3" text:outline-level="3">🔹 Basics</text:h>
      <text:list text:style-name="L12">
        <text:list-item>
          <text:p text:style-name="P15">What is Express?</text:p>
        </text:list-item>
        <text:list-item>
          <text:p text:style-name="P15">Why Express with Node?</text:p>
        </text:list-item>
        <text:list-item>
          <text:p text:style-name="P15">app vs router?</text:p>
        </text:list-item>
        <text:list-item>
          <text:p text:style-name="P15">Middleware?</text:p>
        </text:list-item>
        <text:list-item>
          <text:p text:style-name="P15">Order of middleware?</text:p>
        </text:list-item>
        <text:list-item>
          <text:p text:style-name="P15">req vs res?</text:p>
        </text:list-item>
      </text:list>
      <text:p text:style-name="P2"/>
      <text:h text:style-name="P3" text:outline-level="3"><text:soft-page-break/>🔹 Routing</text:h>
      <text:list text:style-name="L13">
        <text:list-item>
          <text:p text:style-name="P16">GET vs POST?</text:p>
        </text:list-item>
        <text:list-item>
          <text:p text:style-name="P16">PUT vs PATCH?</text:p>
        </text:list-item>
        <text:list-item>
          <text:p text:style-name="P16">DELETE?</text:p>
        </text:list-item>
        <text:list-item>
          <text:p text:style-name="P16">Route params vs query params?</text:p>
        </text:list-item>
        <text:list-item>
          <text:p text:style-name="P16">REST API principles?</text:p>
        </text:list-item>
      </text:list>
      <text:p text:style-name="P2"/>
      <text:h text:style-name="P3" text:outline-level="3">🔹 Middleware (VERY IMPORTANT)</text:h>
      <text:list text:style-name="L14">
        <text:list-item>
          <text:p text:style-name="P17">What is middleware?</text:p>
        </text:list-item>
        <text:list-item>
          <text:p text:style-name="P17">Types of middleware?</text:p>
        </text:list-item>
        <text:list-item>
          <text:p text:style-name="P17">next()?</text:p>
        </text:list-item>
        <text:list-item>
          <text:p text:style-name="P17">Error-handling middleware?</text:p>
        </text:list-item>
        <text:list-item>
          <text:p text:style-name="P17">Authentication middleware?</text:p>
        </text:list-item>
      </text:list>
      <text:p text:style-name="P2"/>
      <text:h text:style-name="P3" text:outline-level="3">🔹 Validation &amp; Security</text:h>
      <text:list text:style-name="L15">
        <text:list-item>
          <text:p text:style-name="P18">Input validation?</text:p>
        </text:list-item>
        <text:list-item>
          <text:p text:style-name="P18">express-validator?</text:p>
        </text:list-item>
        <text:list-item>
          <text:p text:style-name="P18">Helmet?</text:p>
        </text:list-item>
        <text:list-item>
          <text:p text:style-name="P18">Rate limiting?</text:p>
        </text:list-item>
        <text:list-item>
          <text:p text:style-name="P18">Sanitization?</text:p>
        </text:list-item>
      </text:list>
      <text:p text:style-name="P2"/>
      <text:h text:style-name="P3" text:outline-level="3">🔹 Error Handling</text:h>
      <text:list text:style-name="L16">
        <text:list-item>
          <text:p text:style-name="P19">Global error handler?</text:p>
        </text:list-item>
        <text:list-item>
          <text:p text:style-name="P19">400 vs 401 vs 403 vs 500?</text:p>
        </text:list-item>
        <text:list-item>
          <text:p text:style-name="P19">How do you structure errors?</text:p>
        </text:list-item>
      </text:list>
      <text:p text:style-name="P2"/>
      <text:h text:style-name="P3" text:outline-level="3">🔹 Practical</text:h>
      <text:list text:style-name="L17">
        <text:list-item>
          <text:p text:style-name="P20">How do you connect Express to Postgres?</text:p>
        </text:list-item>
        <text:list-item>
          <text:p text:style-name="P20"><text:soft-page-break/>How do you structure an Express app?</text:p>
        </text:list-item>
        <text:list-item>
          <text:p text:style-name="P20">MVC in Express?</text:p>
        </text:list-item>
        <text:list-item>
          <text:p text:style-name="P20">Logging (morgan / winston)?</text:p>
        </text:list-item>
      </text:list>
      <text:p text:style-name="P2"/>
      <text:h text:style-name="P1" text:outline-level="1">🟥 PART 4 — Next.js</text:h>
      <text:p text:style-name="P2"/>
      <text:h text:style-name="P3" text:outline-level="3">🔹 Basics</text:h>
      <text:list text:style-name="L18">
        <text:list-item>
          <text:p text:style-name="P21">What is Next.js?</text:p>
        </text:list-item>
        <text:list-item>
          <text:p text:style-name="P21">Why Next over React?</text:p>
        </text:list-item>
        <text:list-item>
          <text:p text:style-name="P21">Pages vs App Router?</text:p>
        </text:list-item>
        <text:list-item>
          <text:p text:style-name="P21">File-based routing?</text:p>
        </text:list-item>
        <text:list-item>
          <text:p text:style-name="P21">Server-side rendering (SSR)?</text:p>
        </text:list-item>
        <text:list-item>
          <text:p text:style-name="P21">Static site generation (SSG)?</text:p>
        </text:list-item>
        <text:list-item>
          <text:p text:style-name="P21">Client-side rendering (CSR)?</text:p>
        </text:list-item>
        <text:list-item>
          <text:p text:style-name="P21">Hydration?</text:p>
        </text:list-item>
      </text:list>
      <text:p text:style-name="P2"/>
      <text:h text:style-name="P3" text:outline-level="3">🔹 Data Fetching</text:h>
      <text:list text:style-name="L19">
        <text:list-item>
          <text:p text:style-name="P22">getServerSideProps?</text:p>
        </text:list-item>
        <text:list-item>
          <text:p text:style-name="P22">getStaticProps?</text:p>
        </text:list-item>
        <text:list-item>
          <text:p text:style-name="P22">getStaticPaths?</text:p>
        </text:list-item>
        <text:list-item>
          <text:p text:style-name="P22">Server Components?</text:p>
        </text:list-item>
        <text:list-item>
          <text:p text:style-name="P22">Client Components?</text:p>
        </text:list-item>
      </text:list>
      <text:p text:style-name="P2"/>
      <text:h text:style-name="P3" text:outline-level="3">🔹 Routing &amp; Layout</text:h>
      <text:list text:style-name="L20">
        <text:list-item>
          <text:p text:style-name="P23">Dynamic routes?</text:p>
        </text:list-item>
        <text:list-item>
          <text:p text:style-name="P23">Nested layouts?</text:p>
        </text:list-item>
        <text:list-item>
          <text:p text:style-name="P23">Loading.tsx?</text:p>
        </text:list-item>
        <text:list-item>
          <text:p text:style-name="P23">Error.tsx?</text:p>
        </text:list-item>
        <text:list-item>
          <text:p text:style-name="P23"><text:soft-page-break/>Not-found.tsx?</text:p>
        </text:list-item>
      </text:list>
      <text:p text:style-name="P2"/>
      <text:h text:style-name="P3" text:outline-level="3">🔹 API Routes</text:h>
      <text:list text:style-name="L21">
        <text:list-item>
          <text:p text:style-name="P24">What are API routes?</text:p>
        </text:list-item>
        <text:list-item>
          <text:p text:style-name="P24">Next.js vs Express API?</text:p>
        </text:list-item>
        <text:list-item>
          <text:p text:style-name="P24">When to use which?</text:p>
        </text:list-item>
        <text:list-item>
          <text:p text:style-name="P24">Middleware in Next.js?</text:p>
        </text:list-item>
      </text:list>
      <text:p text:style-name="P2"/>
      <text:h text:style-name="P3" text:outline-level="3">🔹 Performance &amp; SEO</text:h>
      <text:list text:style-name="L22">
        <text:list-item>
          <text:p text:style-name="P25">Image optimization?</text:p>
        </text:list-item>
        <text:list-item>
          <text:p text:style-name="P25">next/image?</text:p>
        </text:list-item>
        <text:list-item>
          <text:p text:style-name="P25">Metadata?</text:p>
        </text:list-item>
        <text:list-item>
          <text:p text:style-name="P25">Head vs metadata API?</text:p>
        </text:list-item>
        <text:list-item>
          <text:p text:style-name="P25">Caching?</text:p>
        </text:list-item>
        <text:list-item>
          <text:p text:style-name="P25">Incremental Static Regeneration (ISR)?</text:p>
        </text:list-item>
      </text:list>
      <text:p text:style-name="P2"/>
      <text:h text:style-name="P3" text:outline-level="3">🔹 Auth &amp; Env</text:h>
      <text:list text:style-name="L23">
        <text:list-item>
          <text:p text:style-name="P26">How do env variables work in Next?</text:p>
        </text:list-item>
        <text:list-item>
          <text:p text:style-name="P26">NEXT_PUBLIC?</text:p>
        </text:list-item>
        <text:list-item>
          <text:p text:style-name="P26">Protecting routes?</text:p>
        </text:list-item>
        <text:list-item>
          <text:p text:style-name="P26">Session vs JWT?</text:p>
        </text:list-item>
      </text:list>
      <text:p text:style-name="P2"/>
      <text:h text:style-name="P3" text:outline-level="3">🔹 Deployment</text:h>
      <text:list text:style-name="L24">
        <text:list-item>
          <text:p text:style-name="P27">How do you deploy Next.js?</text:p>
        </text:list-item>
        <text:list-item>
          <text:p text:style-name="P27">What happens during build?</text:p>
        </text:list-item>
        <text:list-item>
          <text:p text:style-name="P27">Environment differences?</text:p>
        </text:list-item>
      </text:list>
      <text:p text:style-name="P2"/>
      <text:h text:style-name="P1" text:outline-level="1"><text:soft-page-break/>🧠 PART 5 — FULL STACK SCENARIOS (VERY IMPORTANT)</text:h>
      <text:p text:style-name="P2"/>
      <text:list text:style-name="L25">
        <text:list-item>
          <text:p text:style-name="P28">How does a request flow from browser to DB?</text:p>
        </text:list-item>
        <text:list-item>
          <text:p text:style-name="P28">Where do you validate data?</text:p>
        </text:list-item>
        <text:list-item>
          <text:p text:style-name="P28">How do you handle errors end-to-end?</text:p>
        </text:list-item>
        <text:list-item>
          <text:p text:style-name="P28">How do you secure APIs?</text:p>
        </text:list-item>
        <text:list-item>
          <text:p text:style-name="P28">How do you manage env variables?</text:p>
        </text:list-item>
        <text:list-item>
          <text:p text:style-name="P28">How do you debug production issues?</text:p>
        </text:list-item>
        <text:list-item>
          <text:p text:style-name="P28">How do you scale this stack?</text:p>
        </text:list-item>
        <text:list-item>
          <text:p text:style-name="P28">How do you handle migrations?</text:p>
        </text:list-item>
        <text:list-item>
          <text:p text:style-name="P28">How do you log issues?</text:p>
        </text:list-item>
      </text:list>
      <text:p text:style-name="P2"/>
      <text:h text:style-name="P1" text:outline-level="1">⭐ INTERVIEW GOLD (MEMORIZE)</text:h>
      <text:list text:style-name="L26">
        <text:list-item>
          <text:p text:style-name="P29">“I validate input at API boundaries.”</text:p>
        </text:list-item>
        <text:list-item>
          <text:p text:style-name="P29">“I use transactions for data consistency.”</text:p>
        </text:list-item>
        <text:list-item>
          <text:p text:style-name="P29">“I prefer server-side rendering for SEO.”</text:p>
        </text:list-item>
        <text:list-item>
          <text:p text:style-name="P29">“I structure code for readability first.”</text:p>
        </text:list-item>
        <text:list-item>
          <text:p text:style-name="P29">“I log errors and monitor production.”</text:p>
        </text:list-item>
      </text:list>
      <text:p text:style-name="P2"/>
      <text:h text:style-name="P1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6T01:21:51.182537175</meta:creation-date>
    <dc:date>2026-02-18T13:03:45.018642088</dc:date>
    <meta:editing-duration>PT1M45S</meta:editing-duration>
    <meta:editing-cycles>2</meta:editing-cycles>
    <meta:generator>LibreOffice/25.8.4.2$Linux_X86_64 LibreOffice_project/580$Build-2</meta:generator>
    <meta:document-statistic meta:table-count="0" meta:image-count="0" meta:object-count="0" meta:page-count="8" meta:paragraph-count="183" meta:word-count="732" meta:character-count="4055" meta:non-whitespace-character-count="3651"/>
  </office:meta>
</office:document-meta>
</file>